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e"/>
    </style:style>
    <style:style style:name="P2" style:family="paragraph" style:parent-style-name="Standard">
      <style:text-properties fo:color="#000000" style:font-name="Droid Sans Mono" fo:font-size="10.5pt" fo:font-weight="normal" officeooo:rsid="0015a201" officeooo:paragraph-rsid="0015a201" fo:background-color="#fffffe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Text_20_body">
      <style:text-properties officeooo:rsid="0014515e" officeooo:paragraph-rsid="0014515e"/>
    </style:style>
    <style:style style:name="P5" style:family="paragraph" style:parent-style-name="Text_20_body">
      <style:text-properties officeooo:rsid="0015a201" officeooo:paragraph-rsid="0015a201"/>
    </style:style>
    <style:style style:name="P6" style:family="paragraph" style:parent-style-name="Text_20_body">
      <style:text-properties officeooo:rsid="0015a201" officeooo:paragraph-rsid="001a41c2"/>
    </style:style>
    <style:style style:name="P7" style:family="paragraph" style:parent-style-name="Text_20_body">
      <style:text-properties officeooo:rsid="0015a201" officeooo:paragraph-rsid="001b3016"/>
    </style:style>
    <style:style style:name="P8" style:family="paragraph" style:parent-style-name="Text_20_body">
      <style:paragraph-properties style:line-height-at-least="0.198in"/>
      <style:text-properties fo:color="#000000" style:font-name="Droid Sans Mono" fo:font-size="10.5pt" fo:font-weight="normal" officeooo:rsid="0015a201" officeooo:paragraph-rsid="0015a201" fo:background-color="#fffffe"/>
    </style:style>
    <style:style style:name="P9" style:family="paragraph" style:parent-style-name="Text_20_body">
      <style:text-properties officeooo:rsid="001b3016" officeooo:paragraph-rsid="001b3016"/>
    </style:style>
    <style:style style:name="P10" style:family="paragraph" style:parent-style-name="Text_20_body">
      <style:text-properties officeooo:rsid="001e9eb2" officeooo:paragraph-rsid="001e9eb2"/>
    </style:style>
    <style:style style:name="P11" style:family="paragraph" style:parent-style-name="Text_20_body">
      <style:text-properties officeooo:paragraph-rsid="002036a1"/>
    </style:style>
    <style:style style:name="P12" style:family="paragraph" style:parent-style-name="Text_20_body">
      <style:text-properties officeooo:rsid="002036a1" officeooo:paragraph-rsid="002036a1"/>
    </style:style>
    <style:style style:name="P13" style:family="paragraph" style:parent-style-name="Text_20_body">
      <style:text-properties officeooo:rsid="002036a1" officeooo:paragraph-rsid="002036a1"/>
    </style:style>
    <style:style style:name="P14" style:family="paragraph" style:parent-style-name="Text_20_body">
      <style:text-properties officeooo:rsid="0023bb07" officeooo:paragraph-rsid="0023bb07"/>
    </style:style>
    <style:style style:name="P15" style:family="paragraph" style:parent-style-name="Text_20_body">
      <style:text-properties officeooo:rsid="0015a201" officeooo:paragraph-rsid="00251136"/>
    </style:style>
    <style:style style:name="P16" style:family="paragraph" style:parent-style-name="Text_20_body">
      <style:text-properties officeooo:rsid="0015a201" officeooo:paragraph-rsid="0025ca85"/>
    </style:style>
    <style:style style:name="P17" style:family="paragraph" style:parent-style-name="Text_20_body">
      <style:text-properties officeooo:rsid="00251136" officeooo:paragraph-rsid="00251136"/>
    </style:style>
    <style:style style:name="P18" style:family="paragraph" style:parent-style-name="Text_20_body">
      <style:text-properties officeooo:rsid="0025ca85" officeooo:paragraph-rsid="0025ca85"/>
    </style:style>
    <style:style style:name="T1" style:family="text">
      <style:text-properties officeooo:rsid="0015a201"/>
    </style:style>
    <style:style style:name="T2" style:family="text">
      <style:text-properties fo:color="#0000ff"/>
    </style:style>
    <style:style style:name="T3" style:family="text">
      <style:text-properties fo:color="#a31515"/>
    </style:style>
    <style:style style:name="T4" style:family="text">
      <style:text-properties fo:color="#09885a"/>
    </style:style>
    <style:style style:name="T5" style:family="text">
      <style:text-properties officeooo:rsid="001a41c2"/>
    </style:style>
    <style:style style:name="T6" style:family="text">
      <style:text-properties officeooo:rsid="001b3016"/>
    </style:style>
    <style:style style:name="T7" style:family="text">
      <style:text-properties officeooo:rsid="001d0427"/>
    </style:style>
    <style:style style:name="T8" style:family="text">
      <style:text-properties officeooo:rsid="0023bb07"/>
    </style:style>
    <style:style style:name="T9" style:family="text">
      <style:text-properties officeooo:rsid="00250010"/>
    </style:style>
    <style:style style:name="T10" style:family="text">
      <style:text-properties officeooo:rsid="00251136"/>
    </style:style>
    <style:style style:name="T11" style:family="text">
      <style:text-properties officeooo:rsid="0025ca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. Intro</text:h>
      <text:p text:style-name="P4">Superset: 다른 언어 위에서 작동한다는 의미</text:p>
      <text:h text:style-name="Heading_20_3" text:outline-level="3">1)<text:span text:style-name="T1"> </text:span>type</text:h>
      <text:p text:style-name="P5">let a:number = 4</text:p>
      <text:p text:style-name="P5">이런식으로</text:p>
      <text:h text:style-name="Heading_20_2" text:outline-level="2"><text:span text:style-name="T1">2) </text:span>return type</text:h>
      <text:p text:style-name="Text_20_body">리턴받을때 원하는 타입으로 받겠다고 선언하는 것임</text:p>
      <text:p text:style-name="P5">------------------------------------------------------------------------------------------------------------------------</text:p>
      <text:p text:style-name="P5">const greet = (name: string, age:number): string =&gt; {</text:p>
      <text:p text:style-name="P5"><text:s text:c="2"/>return `Hello ${name} you are ${age} old`</text:p>
      <text:p text:style-name="P5">}</text:p>
      <text:p text:style-name="P5"/>
      <text:p text:style-name="P5">console.log(greet("han", 10))</text:p>
      <text:p text:style-name="P5">------------------------------------------------------------------------------------------------------------------------</text:p>
      <text:p text:style-name="P5">function의 return값은 string이어야 한다는 것이다 </text:p>
      <text:p text:style-name="P5">------------------------------------------------------------------------------------------------------------------------</text:p>
      <text:p text:style-name="P2"><text:span text:style-name="T2">const</text:span> greet = (name: <text:span text:style-name="T2">string</text:span>, age:<text:span text:style-name="T2">number</text:span>): <text:span text:style-name="T2">string</text:span> =&gt; {</text:p>
      <text:p text:style-name="P1"><text:span text:style-name="T2">return</text:span> age</text:p>
      <text:p text:style-name="P1">}</text:p>
      <text:p text:style-name="P3"/>
      <text:p text:style-name="P1">console.log(greet(<text:span text:style-name="T3">"han"</text:span>, <text:span text:style-name="T4">10</text:span>))</text:p>
      <text:p text:style-name="P8">-------------------------------------------------------------------------------------------------------------------------------</text:p>
      <text:p text:style-name="P8">이렇게 해도 문제가 된다. </text:p>
      <text:p text:style-name="P5"/>
      <text:h text:style-name="Heading_20_3" text:outline-level="3">3) interface</text:h>
      <text:p text:style-name="Text_20_body">typescript는 interface이다. 인터페이스를 만들어서 human이 무엇인지를 설명해줘야 한다. </text:p>
      <text:p text:style-name="Text_20_body">human은 IHuman으로 타입을 정해주면 된다. </text:p>
      <text:p text:style-name="Text_20_body">?를 적어줘서 optional로 만들수 있다. </text:p>
      <text:p text:style-name="Text_20_body"/>
      <text:h text:style-name="Heading_20_1" text:outline-level="1">3. Typescipt and React introduction</text:h>
      <text:p text:style-name="P11">npx create-react-app typescripte-demo --typescript</text:p>
      <text:h text:style-name="Heading_20_3" text:outline-level="3"><text:soft-page-break/>1) index.tsx</text:h>
      <text:p text:style-name="P6">------------------------------------------------------------------------------------------------------------------------</text:p>
      <text:p text:style-name="Text_20_body">import React from "react";</text:p>
      <text:p text:style-name="Text_20_body">import ReactDOM from "react-dom";</text:p>
      <text:p text:style-name="Text_20_body">import App from "./App";</text:p>
      <text:p text:style-name="P6"/>
      <text:p text:style-name="Text_20_body">ReactDOM.render(&lt;App /&gt;, document.getElementById("root"));</text:p>
      <text:p text:style-name="P6">------------------------------------------------------------------------------------------------------------------------</text:p>
      <text:p text:style-name="P6">App.css, App.test.tsx, index,css, logo.svg, serviceWorker.ts 삭제한다. </text:p>
      <text:p text:style-name="Text_20_body"/>
      <text:p text:style-name="Text_20_body">2) App.tsx</text:p>
      <text:p text:style-name="P6">------------------------------------------------------------------------------------------------------------------------</text:p>
      <text:p text:style-name="P6">import React from "react";</text:p>
      <text:p text:style-name="P6"/>
      <text:p text:style-name="P6">const App: React.FC = () =&gt; {</text:p>
      <text:p text:style-name="P6"><text:s text:c="2"/>return (</text:p>
      <text:p text:style-name="P6"><text:s text:c="4"/>&lt;div className="App"&gt;</text:p>
      <text:p text:style-name="P6"><text:s text:c="6"/>&lt;header className="App-header"&gt;</text:p>
      <text:p text:style-name="P6"><text:s text:c="8"/>&lt;p&gt;</text:p>
      <text:p text:style-name="P6"><text:s text:c="10"/>Edit &lt;code&gt;src/App.tsx&lt;/code&gt; and save to reload.</text:p>
      <text:p text:style-name="P6"><text:s text:c="8"/>&lt;/p&gt;</text:p>
      <text:p text:style-name="P6"><text:s text:c="8"/>&lt;a</text:p>
      <text:p text:style-name="P6"><text:s text:c="10"/>className="App-link"</text:p>
      <text:p text:style-name="P6"><text:s text:c="10"/>href="https://reactjs.org"</text:p>
      <text:p text:style-name="P6"><text:s text:c="10"/>target="_blank"</text:p>
      <text:p text:style-name="P6"><text:s text:c="10"/>rel="noopener noreferrer"</text:p>
      <text:p text:style-name="P6"><text:s text:c="8"/>&gt;</text:p>
      <text:p text:style-name="P6"><text:s text:c="10"/>Learn React</text:p>
      <text:p text:style-name="P6"><text:s text:c="8"/>&lt;/a&gt;</text:p>
      <text:p text:style-name="P6"><text:s text:c="6"/>&lt;/header&gt;</text:p>
      <text:p text:style-name="P6"><text:s text:c="4"/>&lt;/div&gt;</text:p>
      <text:p text:style-name="P6"><text:s text:c="2"/>);</text:p>
      <text:p text:style-name="P6"><text:soft-page-break/>};</text:p>
      <text:p text:style-name="P6"/>
      <text:p text:style-name="P6">export default App;</text:p>
      <text:p text:style-name="P6">------------------------------------------------------------------------------------------------------------------------</text:p>
      <text:p text:style-name="P6"/>
      <text:h text:style-name="Heading_20_3" text:outline-level="3">3) tsconfig.json</text:h>
      <text:p text:style-name="P6">여기에는 몇가지 룰이 있는데, 얼마나 strict할지를 수정할 수 있다. </text:p>
      <text:p text:style-name="P6">allowSyntheticDefaultImports: false로 바꾸면 </text:p>
      <text:p text:style-name="P6">import * <text:span text:style-name="T5">as Re</text:span>act from "react";<text:span text:style-name="T5"> </text:span></text:p>
      <text:p text:style-name="P6">이런식으로 써야 한다.<text:span text:style-name="T5"> </text:span></text:p>
      <text:p text:style-name="P7">npx create-react-app typescripte-demo --typescript</text:p>
      <text:p text:style-name="P9">이렇게 설치하면 자동으로 tsconfig이 설치가 되므로 앞으로 이렇게 설치하는게 좋다. </text:p>
      <text:p text:style-name="P9">github.com/DefinitelyTyped/ DefinitelyTyped</text:p>
      <text:p text:style-name="P9">TS로 만들어진 reactjs는 없지만 어떤 사람이 type을 모두 정의해놔서 모든 리액트의 functionally를 typescript로 설명해준다. 그래서typescript가 이해하도록</text:p>
      <text:p text:style-name="P9"/>
      <text:h text:style-name="Heading_20_3" text:outline-level="3">4) yarn add <text:span text:style-name="T6">@types/</text:span>styled-components</text:h>
      <text:p text:style-name="P9">만약 내가 유명한 library를 사용하고자 한다면 @types를 적고 설치하면된다. </text:p>
      <text:p text:style-name="P9">하지만 가끔 @types가 없다면? 그때는 tsconfig.json으로 가서 </text:p>
      <text:p text:style-name="P9">"noImplicitAny": true</text:p>
      <text:p text:style-name="P9">를 입력해주면 된다. 이것은 코드에 <text:span text:style-name="T7">type이 없는 것들이 있을 수 있는데 이건 types를 못찾아서 그렇다는 것임. </text:span></text:p>
      <text:p text:style-name="P9"/>
      <text:h text:style-name="Heading_20_1" text:outline-level="1">4.<text:span text:style-name="T7"> React State and Typescipt</text:span></text:h>
      <text:p text:style-name="Text_20_body">인터페이스는 <text:span text:style-name="T7">I로 시작하는게 좋다. </text:span></text:p>
      <text:p text:style-name="P9"/>
      <text:h text:style-name="Heading_20_1" text:outline-level="1">5. React Props and Typescript</text:h>
      <text:p text:style-name="P10">P: props, S: State</text:p>
      <text:p text:style-name="P10">props는 js에서는 <text:s/>console.log에서만 확인 가능했는데, typescript로 작성하면 바로 바로 확인이 가능하다. </text:p>
      <text:p text:style-name="P10">위에서부터 내려오면서 타입을 체크한다. </text:p>
      <text:h text:style-name="Heading_20_1" text:outline-level="1"><text:soft-page-break/>6. React Events and Typescript</text:h>
      <text:p text:style-name="P12">기본적으로 모든 <text:s/>React component는 children이라는 props를 가질 수 있다. </text:p>
      <text:p text:style-name="P12"/>
      <text:h text:style-name="Heading_20_1" text:outline-level="1">7.<text:span text:style-name="T8"> Styled Components and Typescript</text:span></text:h>
      <text:p text:style-name="P14">type을 정확하게 추가해야 하나. 내가 패스하는 스타일까지</text:p>
      <text:p text:style-name="P14">원한다면 밖에서(interface)로 해서 작성할 수 있다. 하지만 안만드는 것이 좋다. styled-components는 엄청 많기때문에 interface가 엄청 많아 질 수 있다. 나중에는 <text:span text:style-name="T9">props와 섞인다. </text:span></text:p>
      <text:p text:style-name="P14"/>
      <text:p text:style-name="P14">그래서 <text:span text:style-name="T10">IProps 쓰는 걸 선호한다. functional component 라면 말이다. </text:span></text:p>
      <text:p text:style-name="P14">팁: components에만 interface를 붙여준다. </text:p>
      <text:p text:style-name="P15">------------------------------------------------------------------------------------------------------------------------</text:p>
      <text:p text:style-name="P14">const Container = styled.span&lt;isBlue: boolean&gt;`</text:p>
      <text:p text:style-name="P14"><text:s text:c="2"/>color: ${props =&gt; (props.isBlue ? "blue" : "black")};</text:p>
      <text:p text:style-name="P14">`;</text:p>
      <text:p text:style-name="P15">------------------------------------------------------------------------------------------------------------------------</text:p>
      <text:p text:style-name="P17">styled-components는 그냥 이렇게 써줘야 그 안에 함수를 넣을때 바로 캐치가 가능하다. </text:p>
      <text:p text:style-name="P17"/>
      <text:h text:style-name="Heading_20_1" text:outline-level="1">8. Styled Components <text:span text:style-name="T10">Theme </text:span>and TypeScript</text:h>
      <text:p text:style-name="P18">style.d.ts 을 만들면 자동으로 추가 된다. 여기서 d는 definition의 의미이다. typescript를 위해서 뭔가를 정의한다는 것이다. </text:p>
      <text:p text:style-name="P18"/>
      <text:p text:style-name="P18"><text:a xlink:type="simple" xlink:href="https://www.styled-components.com/docs/api#typescript" text:style-name="Internet_20_link" text:visited-style-name="Visited_20_Internet_20_Link">https://www.styled-components.com/docs/api#typescript</text:a></text:p>
      <text:p text:style-name="P18">여기를 들어가면 나오는 코드를 styled.d.ts를 만든 후 일단 복사해준다. </text:p>
      <text:p text:style-name="P16">------------------------------------------------------------------------------------------------------------------------</text:p>
      <text:p text:style-name="P18">import "styled-components";</text:p>
      <text:p text:style-name="P18"/>
      <text:p text:style-name="P18">declare module "styled-components" {</text:p>
      <text:p text:style-name="P18"><text:s text:c="2"/>export interface DefaultTheme {</text:p>
      <text:p text:style-name="P18"><text:s text:c="4"/>blueColor: string;</text:p>
      <text:p text:style-name="P18"><text:s text:c="2"/>}</text:p>
      <text:p text:style-name="P18"><text:soft-page-break/>}</text:p>
      <text:p text:style-name="P16">------------------------------------------------------------------------------------------------------------------------</text:p>
      <text:p text:style-name="P16">이렇게 타입을 적어주게 되면<text:span text:style-name="T11">, theme에 있던 파일이 auto import 가 된다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9:59:43.231970276</meta:creation-date>
    <meta:generator>LibreOffice/6.0.7.3$Linux_X86_64 LibreOffice_project/00m0$Build-3</meta:generator>
    <dc:date>2019-06-10T20:18:31.614285534</dc:date>
    <meta:editing-duration>PT41M26S</meta:editing-duration>
    <meta:editing-cycles>7</meta:editing-cycles>
    <meta:document-statistic meta:table-count="0" meta:image-count="0" meta:object-count="0" meta:page-count="5" meta:paragraph-count="105" meta:word-count="896" meta:character-count="4408" meta:non-whitespace-character-count="3908"/>
  </office:meta>
</office:document-meta>
</file>